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7d22e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17d22e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17d22e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8pt" officeooo:paragraph-rsid="0017d22e" style:font-size-asian="8pt" style:font-size-complex="8pt"/>
    </style:style>
    <style:style style:name="P5" style:family="paragraph" style:parent-style-name="Preformatted_20_Text">
      <style:text-properties officeooo:paragraph-rsid="0017d22e"/>
    </style:style>
    <style:style style:name="P6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17d22e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officeooo:paragraph-rsid="0017d22e"/>
    </style:style>
    <style:style style:name="P8" style:family="paragraph" style:parent-style-name="Preformatted_20_Text">
      <style:text-properties fo:font-size="12pt" fo:font-weight="bold" officeooo:rsid="0018fa3c" officeooo:paragraph-rsid="0018fa3c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normal" officeooo:rsid="0018fa3c" officeooo:paragraph-rsid="0018fa3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8fa3c" officeooo:paragraph-rsid="0018fa3c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18fa3c"/>
    </style:style>
    <style:style style:name="P12" style:family="paragraph" style:parent-style-name="Standard" style:list-style-name="WWNum1">
      <style:paragraph-properties fo:text-align="justify" style:justify-single-word="false"/>
      <style:text-properties officeooo:paragraph-rsid="0018fa3c"/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font-weight="normal" officeooo:rsid="0018fa3c" officeooo:paragraph-rsid="001a4283" style:font-size-asian="12pt" style:font-weight-asian="normal" style:font-size-complex="12pt" style:font-weight-complex="normal"/>
    </style:style>
    <style:style style:name="P1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18fa3c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8fa3c" officeooo:paragraph-rsid="001a428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c69bb" officeooo:paragraph-rsid="001c69b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d1a6b" officeooo:paragraph-rsid="001d1a6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ddde0" officeooo:paragraph-rsid="001d1a6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ddde0" officeooo:paragraph-rsid="001ddde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57be" officeooo:paragraph-rsid="001f57b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20a6d5" officeooo:paragraph-rsid="0020a6d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1c69bb" officeooo:paragraph-rsid="001c69bb" style:font-size-asian="12pt" style:font-weight-asian="bold" style:font-size-complex="1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3" style:family="text">
      <style:text-properties officeooo:rsid="001bdc36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a9e86" style:font-size-asian="8pt" style:font-size-complex="8pt"/>
    </style:style>
    <style:style style:name="T6" style:family="text">
      <style:text-properties officeooo:rsid="0017d22e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a4283" style:font-size-asian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officeooo:rsid="001a4283" style:font-size-asian="14pt"/>
    </style:style>
    <style:style style:name="T11" style:family="text">
      <style:text-properties style:font-name="Symbol" fo:font-size="14pt" style:font-size-asian="14pt"/>
    </style:style>
    <style:style style:name="T12" style:family="text">
      <style:text-properties style:text-position="sub 58%" fo:font-size="14pt" style:font-size-asian="14pt"/>
    </style:style>
    <style:style style:name="T13" style:family="text">
      <style:text-properties style:text-position="super 58%" fo:font-size="14pt" style:font-size-asian="14pt"/>
    </style:style>
    <style:style style:name="T14" style:family="text">
      <style:text-properties officeooo:rsid="001ddde0"/>
    </style:style>
    <style:style style:name="T15" style:family="text">
      <style:text-properties officeooo:rsid="001f57be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5"/>
      <text:p text:style-name="P2"/>
      <text:p text:style-name="P1"><text:span text:style-name="T1">«</text:span><text:span text:style-name="T2">Алгоритмы и структуры данных</text:span><text:span text:style-name="T1">»</text:span></text:p>
      <text:p text:style-name="P3"/>
      <text:p text:style-name="P3"/>
      <text:p text:style-name="P3">Лабораторная работа №<text:span text:style-name="T6">2</text:span></text:p>
      <text:p text:style-name="P5"><text:tab/><text:tab/><text:tab/><text:tab/><text:tab/><text:tab/><text:span text:style-name="T3">Вариант 7.</text:span></text:p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 <text:s text:c="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Выполнил:</text:p>
      <text:p text:style-name="P5"><text:tab/><text:tab/><text:tab/><text:tab/><text:tab/><text:tab/><text:tab/><text:tab/><text:tab/><text:tab/><text:tab/>Пашнин А.Д.</text:p>
      <text:p text:style-name="P5"><text:tab/><text:tab/><text:tab/><text:tab/><text:tab/><text:tab/><text:tab/><text:tab/><text:tab/><text:tab/><text:tab/>группа P321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4"><text:tab/><text:tab/><text:tab/><text:tab/><text:tab/><text:tab/> <text:s/>Санкт-Петербург</text:p>
      <text:p text:style-name="P5"><text:span text:style-name="T4"><text:tab/><text:tab/><text:tab/><text:tab/><text:tab/><text:tab/><text:tab/>201</text:span><text:span text:style-name="T5">6</text:span><text:span text:style-name="T4">г.</text:span></text:p>
      <text:p text:style-name="P5"/>
      <text:p text:style-name="P8"><text:soft-page-break/>Задание:</text:p>
      <text:p text:style-name="P9">d=11</text:p>
      <text:p text:style-name="P11"><text:span text:style-name="T7">А </text:span><text:span text:style-name="T11"></text:span><text:span text:style-name="T7"> алгоритм Дейкстры, реализованный на основе (</text:span><text:span text:style-name="T9">d</text:span><text:span text:style-name="T7">-9)–кучи, </text:span></text:p>
      <text:p text:style-name="P10"><text:span text:style-name="T7">В </text:span><text:span text:style-name="T11"></text:span><text:span text:style-name="T7"> алгоритм Дейкстры, использующий метки;</text:span></text:p>
      <text:list xml:id="list3219445678764086853" text:style-name="WWNum1">
        <text:list-item>
          <text:p text:style-name="P12"><text:span text:style-name="T7">Написать программу, реализующую алгоритм А и алгоритм В.</text:span></text:p>
        </text:list-item>
        <text:list-item>
          <text:p text:style-name="P12"><text:span text:style-name="T7">Написать программу, реализующую алгоритм А и алгоритм В, для проведения экспериментов, в которых можно выбирать:</text:span></text:p>
        </text:list-item>
      </text:list>
      <text:list xml:id="list2022421234097370309" text:style-name="WWNum2">
        <text:list-item>
          <text:p text:style-name="P14"><text:span text:style-name="T7">число </text:span><text:span text:style-name="T9">n</text:span><text:span text:style-name="T7"> вершин и число </text:span><text:span text:style-name="T9">m</text:span><text:span text:style-name="T7"> ребер графа,</text:span></text:p>
        </text:list-item>
        <text:list-item>
          <text:p text:style-name="P14"><text:span text:style-name="T7">натуральные числа </text:span><text:span text:style-name="T9">q</text:span><text:span text:style-name="T7"> и </text:span><text:span text:style-name="T9">r</text:span><text:span text:style-name="T7">, являющиеся соответственно нижней и верхней границей для весов ребер графа.</text:span></text:p>
        </text:list-item>
      </text:list>
      <text:p text:style-name="P13"><text:span text:style-name="T7">Выходом данной программы должно быть время работы Т</text:span><text:span text:style-name="T12">А</text:span><text:span text:style-name="T7"> алгоритма А и время работы Т</text:span><text:span text:style-name="T12">В</text:span><text:span text:style-name="T7"> алгоритма В в секундах.</text:span></text:p>
      <text:p text:style-name="P15"><text:span text:style-name="T10">3. </text:span><text:span text:style-name="T9">n</text:span><text:span text:style-name="T7">=10</text:span><text:span text:style-name="T13">4</text:span><text:span text:style-name="T7">+1, </text:span><text:span text:style-name="T9">m</text:span><text:span text:style-name="T7">=0, … ,10</text:span><text:span text:style-name="T13">7</text:span><text:span text:style-name="T7"> с шагом 10</text:span><text:span text:style-name="T13">5</text:span><text:span text:style-name="T7">, </text:span><text:span text:style-name="T9">q</text:span><text:span text:style-name="T7">=1, </text:span><text:span text:style-name="T9">r </text:span><text:span text:style-name="T7">= 10</text:span><text:span text:style-name="T13">6</text:span><text:span text:style-name="T7"> (нарисовать графики функций </text:span><text:span text:style-name="T9">T</text:span><text:span text:style-name="T12">А</text:span><text:span text:style-name="T7">(</text:span><text:span text:style-name="T9">m</text:span><text:span text:style-name="T7">) и Т</text:span><text:span text:style-name="T12">В</text:span><text:span text:style-name="T7">(</text:span><text:span text:style-name="T9">m</text:span><text:span text:style-name="T7">) );</text:span></text:p>
      <text:p text:style-name="P15"><text:span text:style-name="T8">4. </text:span><text:span text:style-name="T7">Сформулировать и обосновать вывод о том, в каких случаях целесообразно применять алгоритм А, а в каких </text:span><text:span text:style-name="T11"></text:span><text:span text:style-name="T7"> алгоритм В.</text:span></text:p>
      <text:p text:style-name="P22"><text:span text:style-name="T7">График зависимости T(m) для алгоритма Дейкстры на основе 2-кучи:</text:span></text:p>
      <text:p text:style-name="P22"/>
      <text:p text:style-name="P16"><draw:frame draw:style-name="fr1" draw:name="Объект1" text:anchor-type="paragraph" svg:width="21.001cm" svg:height="12.98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/></text:p>
      <text:p text:style-name="P16"/>
      <text:p text:style-name="P16"/>
      <text:p text:style-name="P16"/>
      <text:p text:style-name="P22"><text:soft-page-break/>График зависимости T(m) для алгоритма Дейкстры с метками:</text:p>
      <text:p text:style-name="P22"/>
      <text:p text:style-name="P22"><draw:frame draw:style-name="fr1" draw:name="Объект4" text:anchor-type="paragraph" svg:width="21.001cm" svg:height="9.82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2"/>
      <text:p text:style-name="P22">Совместный график</text:p>
      <text:p text:style-name="P22"/>
      <text:p text:style-name="P22"/>
      <text:p text:style-name="P16"><draw:frame draw:style-name="fr1" draw:name="Объект2" text:anchor-type="paragraph" svg:width="21.001cm" svg:height="10.345cm" draw:z-index="1"><draw:object xlink:href="./Object 2" xlink:type="simple" xlink:show="embed" xlink:actuate="onLoad"/><draw:image xlink:href="./ObjectReplacements/Object 2" xlink:type="simple" xlink:show="embed" xlink:actuate="onLoad"/></draw:frame>Верхний график — Алгоритм Дейкстры с метками</text:p>
      <text:p text:style-name="P16">Нижний график — Алгоритм Дейкстры на 2-куче</text:p>
      <text:p text:style-name="P16"/>
      <text:p text:style-name="P16"/>
      <text:p text:style-name="P17"><text:soft-page-break/>Как видно из графиков, оба алгоритма линейно зависят от количества ребер графа, одна<text:span text:style-name="T15">ко</text:span> Алгоритм Дейкстры с использованием кучи работает быстрее, поскольку <text:span text:style-name="T14">зависимость от количества вершин для него не столь выражена.</text:span></text:p>
      <text:p text:style-name="P18"/>
      <text:p text:style-name="P19"/>
      <text:p text:style-name="P19">График зависимости T(n) при m=(n^2)/10</text:p>
      <text:p text:style-name="P19"/>
      <text:p text:style-name="P21"><draw:frame draw:style-name="fr2" draw:name="Объект3" text:anchor-type="paragraph" svg:width="21.001cm" svg:height="14.444cm" draw:z-index="2"><draw:object xlink:href="./Object 3" xlink:type="simple" xlink:show="embed" xlink:actuate="onLoad"/><draw:image xlink:href="./ObjectReplacements/Object 3" xlink:type="simple" xlink:show="embed" xlink:actuate="onLoad"/></draw:frame>Зависимость времени от количества для Алгоритма Дейкстры на куче O(nlogn), Для алгоритма Дейкстры с метками O(n^2). </text:p>
      <text:p text:style-name="P21"/>
      <text:p text:style-name="P21"/>
      <text:p text:style-name="P20"><text:span text:style-name="T16">Вывод:</text:span> Из все вышеприведенных графиков <text:s/>можно сделать вывод, что Алгоритм Дейкстры с использованием кучи более предпочтителен, т.к. зависимость скорости роста времени работы от количества ребер графа для данного алгоритма и алгоритма Дейкстры с метками одинакова, но при увеличении количества вершин, алгоритм Дейкстры с метками работает значительно дольш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7:37:13.093318618</dc:date>
    <meta:generator>LibreOffice/4.2.8.2$Linux_X86_64 LibreOffice_project/420m0$Build-2</meta:generator>
    <meta:editing-duration>PT2H7M1S</meta:editing-duration>
    <meta:editing-cycles>9</meta:editing-cycles>
    <meta:document-statistic meta:table-count="0" meta:image-count="0" meta:object-count="4" meta:page-count="4" meta:paragraph-count="32" meta:word-count="278" meta:character-count="1998" meta:non-whitespace-character-count="16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cm" svg:height="12.981cm" xlink:href="." xlink:type="simple" chart:class="chart:scatter" chart:style-name="ch1">
        <chart:plot-area chart:style-name="ch2" chart:data-source-has-labels="both" svg:x="1.276cm" svg:y="0.047cm" svg:width="18.509cm" svg:height="12.694cm">
          <chartooo:coordinate-region svg:x="2.083cm" svg:y="0.247cm" svg:width="16.959cm" svg:height="11.847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0.344cm" xlink:href="." xlink:type="simple" chart:class="chart:scatter" chart:style-name="ch1">
        <chart:plot-area chart:style-name="ch2" chart:data-source-has-labels="both" svg:x="0.179cm" svg:y="0.11cm" svg:width="20.743cm" svg:height="10.247cm">
          <chartooo:coordinate-region svg:x="0.986cm" svg:y="0.309cm" svg:width="19.193cm" svg:height="9.401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1" chart:label-cell-address="local-table.$C$1" chart:class="chart:scatter">
            <chart:domain table:cell-range-address="local-table.$B$2:.$B$101"/>
            <chart:regression-curve chart:style-name="ch6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regression-curve chart:style-name="ch8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Дейкстры на 2-куче</text:p>
              </table:table-cell>
              <table:table-cell office:value-type="string">
                <text:p>Дейкстры с меткам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2">
                <text:p>1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1">
                <text:p>1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2">
                <text:p>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2">
                <text:p>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4">
                <text:p>1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">
                <text:p>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4">
                <text:p>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2">
                <text:p>2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23">
                <text:p>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41">
                <text:p>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5">
                <text:p>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3">
                <text:p>3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0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5">
                <text:p>4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0">
                <text:p>3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2">
                <text:p>4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4">
                <text:p>3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29">
                <text:p>2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0">
                <text:p>3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">
                <text:p>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49">
                <text:p>4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51">
                <text:p>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6">
                <text:p>4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56">
                <text:p>5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51">
                <text:p>5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2">
                <text:p>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52">
                <text:p>5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54">
                <text:p>5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5">
                <text:p>4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73">
                <text:p>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54">
                <text:p>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2">
                <text:p>7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73">
                <text:p>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9">
                <text:p>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73">
                <text:p>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75">
                <text:p>7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64">
                <text:p>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54">
                <text:p>5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89">
                <text:p>8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61">
                <text:p>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89">
                <text:p>8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77">
                <text:p>7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71">
                <text:p>7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61">
                <text:p>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04">
                <text:p>10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76">
                <text:p>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3">
                <text:p>9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1">
                <text:p>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62">
                <text:p>6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02">
                <text:p>10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75">
                <text:p>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65">
                <text:p>6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60">
                <text:p>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64">
                <text:p>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73">
                <text:p>7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9">
                <text:p>7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96">
                <text:p>9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8">
                <text:p>9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88">
                <text:p>8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85">
                <text:p>8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91">
                <text:p>9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22">
                <text:p>1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97">
                <text:p>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00">
                <text:p>1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10">
                <text:p>1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76">
                <text:p>7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79">
                <text:p>7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73">
                <text:p>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42">
                <text:p>1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05">
                <text:p>10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05">
                <text:p>10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09">
                <text:p>10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86">
                <text:p>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91">
                <text:p>9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00">
                <text:p>1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9">
                <text:p>1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08">
                <text:p>10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87">
                <text:p>8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12">
                <text:p>1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86">
                <text:p>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02">
                <text:p>10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21">
                <text:p>1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96">
                <text:p>9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27">
                <text:p>1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0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07">
                <text:p>1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96">
                <text:p>9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24">
                <text:p>12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134">
                <text:p>13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94">
                <text:p>94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cm" svg:height="14.444cm" xlink:href="." xlink:type="simple" chart:class="chart:scatter" chart:style-name="ch1">
        <chart:plot-area chart:style-name="ch2" chart:data-source-has-labels="both" svg:x="0.42cm" svg:y="0.288cm" svg:width="20.16cm" svg:height="13.868cm">
          <chartooo:coordinate-region svg:x="1.227cm" svg:y="0.487cm" svg:width="18.888cm" svg:height="13.022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6" chart:values-cell-range-address="local-table.$D$2:.$D$101" chart:label-cell-address="local-table.$D$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45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32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33">
                <text:p>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58">
                <text:p>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51">
                <text:p>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45">
                <text:p>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59">
                <text:p>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72">
                <text:p>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30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81">
                <text:p>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34">
                <text:p>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67">
                <text:p>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97">
                <text:p>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49">
                <text:p>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81">
                <text:p>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47">
                <text:p>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68">
                <text:p>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104">
                <text:p>10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119">
                <text:p>11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65">
                <text:p>6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77">
                <text:p>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91">
                <text:p>9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106">
                <text:p>10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118">
                <text:p>1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124">
                <text:p>12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135">
                <text:p>13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119">
                <text:p>11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125">
                <text:p>12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134">
                <text:p>13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94">
                <text:p>9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137">
                <text:p>1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121">
                <text:p>12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139">
                <text:p>1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132">
                <text:p>13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112">
                <text:p>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140">
                <text:p>1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163">
                <text:p>16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144">
                <text:p>14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149">
                <text:p>14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151">
                <text:p>15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97">
                <text:p>9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166">
                <text:p>1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138">
                <text:p>138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cm" svg:height="9.824cm" xlink:href="." xlink:type="simple" chart:class="chart:scatter" chart:style-name="ch1">
        <chart:plot-area chart:style-name="ch2" chart:data-source-has-labels="both" svg:x="0.42cm" svg:y="0.196cm" svg:width="20.16cm" svg:height="9.432cm">
          <chartooo:coordinate-region svg:x="1.227cm" svg:y="0.395cm" svg:width="18.61cm" svg:height="8.586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1" chart:label-cell-address="local-table.$C$1" chart:class="chart:scatter">
            <chart:domain table:cell-range-address="local-table.$B$2:.$B$101"/>
            <chart:regression-curve chart:style-name="ch6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